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Bookman, 'Bookman Old Style'" svg:font-family="Bookman, 'Bookman Old Style'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redeterminado" style:master-page-name="MP0" style:list-style-name="LFO13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 fo:language="eu" fo:country="ES"/>
    </style:style>
    <style:style style:name="P4" style:parent-style-name="Predeterminado" style:family="paragraph">
      <style:text-properties fo:language="eu" fo:country="ES"/>
    </style:style>
    <style:style style:name="T5" style:parent-style-name="Fuentedepárrafopredeter." style:family="text">
      <style:text-properties fo:font-weight="bold" style:font-weight-asian="bold" style:font-weight-complex="bold" fo:language="eu" fo:country="ES"/>
    </style:style>
    <style:style style:name="T6" style:parent-style-name="Fuentedepárrafopredeter." style:family="text">
      <style:text-properties fo:language="eu" fo:country="ES"/>
    </style:style>
    <style:style style:name="T7" style:parent-style-name="Fuentedepárrafopredeter." style:family="text">
      <style:text-properties fo:language="eu" fo:country="ES"/>
    </style:style>
    <style:style style:name="P8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eu" fo:country="ES"/>
    </style:style>
    <style:style style:name="P9" style:parent-style-name="Predeterminado" style:list-style-name="WWNum1" style:family="paragraph">
      <style:paragraph-properties fo:margin-left="0.75in">
        <style:tab-stops>
          <style:tab-stop style:type="left" style:position="0.4923in"/>
        </style:tab-stops>
      </style:paragraph-properties>
      <style:text-properties fo:language="eu" fo:country="ES"/>
    </style:style>
    <style:style style:name="P10" style:parent-style-name="Predeterminado" style:family="paragraph">
      <style:paragraph-properties fo:margin-left="0.5in" fo:text-indent="0.25in">
        <style:tab-stops>
          <style:tab-stop style:type="left" style:position="-0.0076in"/>
        </style:tab-stops>
      </style:paragraph-properties>
      <style:text-properties fo:language="eu" fo:country="ES"/>
    </style:style>
    <style:style style:name="P11" style:parent-style-name="Predeterminado" style:family="paragraph">
      <style:paragraph-properties fo:margin-left="0.5in" fo:text-indent="0.25in">
        <style:tab-stops>
          <style:tab-stop style:type="left" style:position="-0.0076in"/>
        </style:tab-stops>
      </style:paragraph-properties>
      <style:text-properties fo:language="eu" fo:country="ES"/>
    </style:style>
    <style:style style:name="P12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eu" fo:country="ES"/>
    </style:style>
    <style:style style:name="P13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eu" fo:country="ES"/>
    </style:style>
    <style:style style:name="P14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eu" fo:country="ES"/>
    </style:style>
    <style:style style:name="P15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eu" fo:country="ES"/>
    </style:style>
    <style:style style:name="P16" style:parent-style-name="Predeterminado" style:family="paragraph">
      <style:paragraph-properties fo:margin-left="0.5in">
        <style:tab-stops>
          <style:tab-stop style:type="left" style:position="-0.0076in"/>
        </style:tab-stops>
      </style:paragraph-properties>
      <style:text-properties fo:language="eu" fo:country="ES"/>
    </style:style>
    <style:style style:name="P17" style:parent-style-name="Predeterminado" style:family="paragraph">
      <style:paragraph-properties fo:margin-left="0.25in">
        <style:tab-stops>
          <style:tab-stop style:type="left" style:position="0.2423in"/>
        </style:tab-stops>
      </style:paragraph-properties>
      <style:text-properties fo:language="eu" fo:country="ES"/>
    </style:style>
    <style:style style:name="P18" style:parent-style-name="Predeterminado" style:list-style-name="WWNum1" style:family="paragraph">
      <style:paragraph-properties fo:margin-left="0.75in">
        <style:tab-stops>
          <style:tab-stop style:type="left" style:position="0.4923in"/>
        </style:tab-stops>
      </style:paragraph-properties>
    </style:style>
    <style:style style:name="T19" style:parent-style-name="Fuentedepárrafopredeter." style:family="text">
      <style:text-properties fo:language="eu" fo:country="ES"/>
    </style:style>
    <style:style style:name="T20" style:parent-style-name="Ref.denotaalpie" style:family="text">
      <style:text-properties fo:language="eu" fo:country="ES"/>
    </style:style>
    <style:style style:name="T21" style:parent-style-name="Fuentedepárrafopredeter." style:family="text">
      <style:text-properties fo:language="en" fo:country="GB"/>
    </style:style>
    <style:style style:name="P22" style:parent-style-name="Predeterminado" style:family="paragraph">
      <style:paragraph-properties fo:margin-left="0.75in" fo:text-indent="-0.25in">
        <style:tab-stops>
          <style:tab-stop style:type="left" style:position="0.4923in"/>
        </style:tab-stops>
      </style:paragraph-properties>
      <style:text-properties fo:language="eu" fo:country="ES"/>
    </style:style>
    <style:style style:name="TableColumn24" style:family="table-column">
      <style:table-column-properties style:column-width="2.052in" style:use-optimal-column-width="false"/>
    </style:style>
    <style:style style:name="TableColumn25" style:family="table-column">
      <style:table-column-properties style:column-width="1.7708in" style:use-optimal-column-width="false"/>
    </style:style>
    <style:style style:name="TableColumn26" style:family="table-column">
      <style:table-column-properties style:column-width="3.0625in" style:use-optimal-column-width="false"/>
    </style:style>
    <style:style style:name="Table23" style:family="table">
      <style:table-properties style:width="6.8854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.0381in" fo:padding-left="0.0381in" fo:padding-bottom="0.0381in" fo:padding-right="0.0381in"/>
    </style:style>
    <style:style style:name="P29" style:parent-style-name="Predeterminado" style:family="paragraph">
      <style:paragraph-properties fo:margin-left="0.0784in">
        <style:tab-stops>
          <style:tab-stop style:type="left" style:position="0.5104in"/>
        </style:tab-stops>
      </style:paragraph-properties>
      <style:text-properties fo:font-weight="bold" style:font-weight-asian="bold" style:font-weight-complex="bold" fo:language="eu" fo:country="ES"/>
    </style:style>
    <style:style style:name="TableCell30" style:family="table-cell">
      <style:table-cell-properties fo:border="none" style:writing-mode="lr-tb" fo:padding-top="0.0381in" fo:padding-left="0.0381in" fo:padding-bottom="0.0381in" fo:padding-right="0.0381in"/>
    </style:style>
    <style:style style:name="P31" style:parent-style-name="Predeterminado" style:family="paragraph">
      <style:paragraph-properties fo:margin-left="0.1965in">
        <style:tab-stops>
          <style:tab-stop style:type="left" style:position="0.4923in"/>
        </style:tab-stops>
      </style:paragraph-properties>
      <style:text-properties fo:font-weight="bold" style:font-weight-asian="bold" style:font-weight-complex="bold" fo:language="eu" fo:country="ES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Predeterminado" style:family="paragraph">
      <style:paragraph-properties fo:text-align="center"/>
      <style:text-properties fo:font-weight="bold" style:font-weight-asian="bold" style:font-weight-complex="bold" fo:language="eu" fo:country="ES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Predeterminado" style:family="paragraph">
      <style:text-properties fo:language="eu" fo:country="ES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Predeterminado" style:family="paragraph">
      <style:text-properties fo:language="eu" fo:country="ES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Predeterminado" style:family="paragraph">
      <style:text-properties fo:language="eu" fo:country="E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Predeterminado" style:family="paragraph">
      <style:text-properties fo:language="eu" fo:country="ES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Predeterminado" style:family="paragraph">
      <style:text-properties fo:language="eu" fo:country="ES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Predeterminado" style:family="paragraph">
      <style:text-properties fo:language="eu" fo:country="ES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Predeterminado" style:family="paragraph">
      <style:text-properties fo:language="eu" fo:country="ES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2" style:parent-style-name="Fuentedepárrafopredeter." style:family="text">
      <style:text-properties fo:language="eu" fo:country="ES"/>
    </style:style>
    <style:style style:name="T53" style:parent-style-name="Ref.denotaalpie" style:family="text">
      <style:text-properties fo:language="eu" fo:country="ES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Predeterminado" style:family="paragraph">
      <style:text-properties fo:language="eu" fo:country="ES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Predeterminado" style:family="paragraph">
      <style:text-properties fo:language="eu" fo:country="ES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Predeterminado" style:family="paragraph">
      <style:text-properties fo:language="eu" fo:country="ES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Predeterminado" style:family="paragraph">
      <style:text-properties fo:language="eu" fo:country="ES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Predeterminado" style:family="paragraph">
      <style:text-properties fo:language="eu" fo:country="ES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Predeterminado" style:family="paragraph">
      <style:text-properties fo:language="eu" fo:country="ES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Predeterminado" style:family="paragraph">
      <style:text-properties fo:language="eu" fo:country="ES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Predeterminado" style:family="paragraph">
      <style:text-properties fo:language="eu" fo:country="ES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Predeterminado" style:family="paragraph">
      <style:text-properties fo:language="eu" fo:country="ES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Predeterminado" style:family="paragraph">
      <style:text-properties fo:language="eu" fo:country="ES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Times New Roman" style:font-name-asian="Times New Roman" style:font-name-complex="Times New Roman" fo:language="eu" fo:country="ES"/>
    </style:style>
    <style:style style:name="P112" style:parent-style-name="Predeterminado" style:family="paragraph">
      <style:paragraph-properties fo:margin-left="0.75in" fo:text-indent="-0.25in">
        <style:tab-stops>
          <style:tab-stop style:type="left" style:position="0.4923in"/>
        </style:tab-stops>
      </style:paragraph-properties>
      <style:text-properties fo:language="eu" fo:country="ES"/>
    </style:style>
    <style:style style:name="P113" style:parent-style-name="Normal" style:family="paragraph">
      <style:paragraph-properties fo:break-before="page"/>
      <style:text-properties fo:hyphenate="true"/>
    </style:style>
    <style:style style:name="P114" style:parent-style-name="Predeterminado" style:family="paragraph">
      <style:paragraph-properties fo:margin-left="0.75in">
        <style:tab-stops>
          <style:tab-stop style:type="left" style:position="0.4923in"/>
        </style:tab-stops>
      </style:paragraph-properties>
      <style:text-properties fo:language="eu" fo:country="ES"/>
    </style:style>
    <style:style style:name="P115" style:parent-style-name="Predeterminado" style:list-style-name="WWNum1" style:family="paragraph">
      <style:paragraph-properties fo:margin-left="0.75in">
        <style:tab-stops>
          <style:tab-stop style:type="left" style:position="0.4923in"/>
        </style:tab-stops>
      </style:paragraph-properties>
      <style:text-properties fo:language="eu" fo:country="ES"/>
    </style:style>
    <style:style style:name="P116" style:parent-style-name="Predeterminado" style:family="paragraph">
      <style:paragraph-properties>
        <style:tab-stops>
          <style:tab-stop style:type="left" style:position="1.2423in"/>
        </style:tab-stops>
      </style:paragraph-properties>
      <style:text-properties fo:language="eu" fo:country="ES"/>
    </style:style>
    <style:style style:name="P117" style:parent-style-name="Predeterminado" style:family="paragraph">
      <style:text-properties fo:language="eu" fo:country="ES"/>
    </style:style>
    <style:style style:name="P118" style:parent-style-name="Predeterminado" style:family="paragraph">
      <style:text-properties fo:language="eu" fo:country="ES"/>
    </style:style>
    <style:style style:name="P119" style:parent-style-name="Predeterminado" style:family="paragraph">
      <style:text-properties fo:language="eu" fo:country="ES"/>
    </style:style>
    <style:style style:name="P120" style:parent-style-name="Predeterminado" style:family="paragraph">
      <style:text-properties fo:language="eu" fo:country="ES"/>
    </style:style>
    <style:style style:name="P121" style:parent-style-name="Predeterminado" style:family="paragraph">
      <style:text-properties fo:language="eu" fo:country="ES"/>
    </style:style>
    <style:style style:name="P122" style:parent-style-name="Predeterminado" style:family="paragraph">
      <style:text-properties fo:language="eu" fo:country="ES"/>
    </style:style>
    <style:style style:name="P123" style:parent-style-name="Predeterminado" style:family="paragraph">
      <style:text-properties fo:language="eu" fo:country="ES"/>
    </style:style>
    <style:style style:name="P124" style:parent-style-name="Predeterminado" style:family="paragraph">
      <style:text-properties fo:language="eu" fo:country="ES"/>
    </style:style>
    <style:style style:name="P125" style:parent-style-name="Predeterminado" style:family="paragraph">
      <style:text-properties fo:language="eu" fo:country="ES"/>
    </style:style>
    <style:style style:name="P126" style:parent-style-name="Predeterminado" style:family="paragraph">
      <style:text-properties fo:language="eu" fo:country="ES"/>
    </style:style>
    <style:style style:name="P127" style:parent-style-name="Predeterminado" style:family="paragraph">
      <style:text-properties fo:language="eu" fo:country="ES"/>
    </style:style>
    <style:style style:name="P128" style:parent-style-name="Predeterminado" style:family="paragraph">
      <style:text-properties fo:language="eu" fo:country="ES"/>
    </style:style>
    <style:style style:name="P129" style:parent-style-name="Predeterminado" style:family="paragraph">
      <style:text-properties fo:language="eu" fo:country="ES"/>
    </style:style>
    <style:style style:name="P130" style:parent-style-name="Predeterminado" style:family="paragraph">
      <style:text-properties fo:language="eu" fo:country="ES"/>
    </style:style>
    <style:style style:name="P131" style:parent-style-name="Predeterminado" style:family="paragraph">
      <style:text-properties fo:language="eu" fo:country="ES"/>
    </style:style>
    <style:style style:name="P132" style:parent-style-name="Predeterminado" style:family="paragraph">
      <style:text-properties fo:language="eu" fo:country="ES"/>
    </style:style>
    <style:style style:name="P133" style:parent-style-name="Predeterminado" style:family="paragraph">
      <style:text-properties fo:language="eu" fo:country="ES"/>
    </style:style>
    <style:style style:name="P134" style:parent-style-name="Predeterminado" style:family="paragraph">
      <style:text-properties fo:language="eu" fo:country="ES"/>
    </style:style>
    <style:style style:name="P135" style:parent-style-name="Predeterminado" style:family="paragraph">
      <style:text-properties fo:language="eu" fo:country="ES"/>
    </style:style>
    <style:style style:name="P136" style:parent-style-name="Predeterminado" style:family="paragraph">
      <style:text-properties fo:language="eu" fo:country="ES"/>
    </style:style>
    <style:style style:name="P137" style:parent-style-name="Predeterminado" style:family="paragraph">
      <style:text-properties fo:language="eu" fo:country="ES"/>
    </style:style>
    <style:style style:name="P138" style:parent-style-name="Predeterminado" style:family="paragraph">
      <style:text-properties fo:language="eu" fo:country="ES"/>
    </style:style>
    <style:style style:name="P139" style:parent-style-name="Predeterminado" style:family="paragraph">
      <style:text-properties fo:language="eu" fo:country="ES"/>
    </style:style>
    <style:style style:name="P140" style:parent-style-name="Predeterminado" style:family="paragraph">
      <style:text-properties fo:language="eu" fo:country="ES"/>
    </style:style>
    <style:style style:name="P141" style:parent-style-name="Predeterminado" style:family="paragraph">
      <style:text-properties fo:language="eu" fo:country="ES"/>
    </style:style>
    <style:style style:name="P142" style:parent-style-name="Predeterminado" style:family="paragraph">
      <style:text-properties fo:language="eu" fo:country="ES"/>
    </style:style>
    <style:style style:name="P143" style:parent-style-name="Predeterminado" style:family="paragraph">
      <style:text-properties fo:language="eu" fo:country="ES"/>
    </style:style>
    <style:style style:name="P144" style:parent-style-name="Predeterminado" style:family="paragraph">
      <style:text-properties fo:language="eu" fo:country="ES"/>
    </style:style>
    <style:style style:name="P145" style:parent-style-name="Predeterminado" style:family="paragraph">
      <style:text-properties fo:language="eu" fo:country="ES"/>
    </style:style>
    <style:style style:name="P146" style:parent-style-name="Predeterminado" style:family="paragraph">
      <style:text-properties fo:language="eu" fo:country="ES"/>
    </style:style>
    <style:style style:name="P147" style:parent-style-name="Predeterminado" style:family="paragraph">
      <style:text-properties fo:language="eu" fo:country="ES"/>
    </style:style>
    <style:style style:name="P148" style:parent-style-name="Predeterminado" style:family="paragraph">
      <style:text-properties fo:language="eu" fo:country="ES"/>
    </style:style>
    <style:style style:name="P149" style:parent-style-name="Predeterminado" style:family="paragraph">
      <style:text-properties fo:language="eu" fo:country="ES"/>
    </style:style>
    <style:style style:name="P150" style:parent-style-name="Predeterminado" style:family="paragraph">
      <style:text-properties fo:language="eu" fo:country="ES"/>
    </style:style>
    <style:style style:name="P151" style:parent-style-name="Predeterminado" style:family="paragraph">
      <style:text-properties fo:language="fr" fo:country="FR"/>
    </style:style>
    <style:style style:name="P152" style:parent-style-name="Predeterminado" style:family="paragraph">
      <style:text-properties fo:language="fr" fo:country="FR"/>
    </style:style>
    <style:style style:name="P153" style:parent-style-name="Predeterminado" style:family="paragraph">
      <style:text-properties fo:language="fr" fo:country="FR"/>
    </style:style>
    <style:style style:name="P154" style:parent-style-name="Predeterminado" style:family="paragraph">
      <style:text-properties fo:language="fr" fo:country="FR"/>
    </style:style>
    <style:style style:name="P155" style:parent-style-name="Predeterminado" style:family="paragraph">
      <style:text-properties fo:language="fr" fo:country="FR"/>
    </style:style>
    <style:style style:name="P156" style:parent-style-name="Predeterminado" style:family="paragraph">
      <style:text-properties fo:language="fr" fo:country="FR"/>
    </style:style>
    <style:style style:name="P157" style:parent-style-name="Predeterminado" style:family="paragraph">
      <style:text-properties fo:language="fr" fo:country="FR"/>
    </style:style>
    <style:style style:name="P158" style:parent-style-name="Predeterminado" style:family="paragraph">
      <style:text-properties fo:language="fr" fo:country="FR"/>
    </style:style>
    <style:style style:name="P159" style:parent-style-name="Predeterminado" style:family="paragraph">
      <style:text-properties fo:language="fr" fo:country="FR"/>
    </style:style>
    <style:style style:name="P160" style:parent-style-name="Predeterminado" style:family="paragraph">
      <style:text-properties fo:language="fr" fo:country="FR"/>
    </style:style>
    <style:style style:name="P161" style:parent-style-name="Predeterminado" style:list-style-name="WWNum1" style:family="paragraph">
      <style:paragraph-properties fo:margin-left="0.75in">
        <style:tab-stops>
          <style:tab-stop style:type="left" style:position="0.4923in"/>
        </style:tab-stops>
      </style:paragraph-properties>
      <style:text-properties fo:language="fr" fo:country="FR"/>
    </style:style>
    <style:style style:name="P162" style:parent-style-name="Predeterminado" style:family="paragraph">
      <style:paragraph-properties fo:margin-left="0.75in" fo:text-indent="-0.25in">
        <style:tab-stops>
          <style:tab-stop style:type="left" style:position="0.4923in"/>
        </style:tab-stops>
      </style:paragraph-properties>
      <style:text-properties fo:language="fr" fo:country="FR"/>
    </style:style>
    <style:style style:name="P163" style:parent-style-name="Predeterminado" style:family="paragraph">
      <style:paragraph-properties fo:margin-left="0.75in" fo:text-indent="-0.25in">
        <style:tab-stops>
          <style:tab-stop style:type="left" style:position="0.4923in"/>
        </style:tab-stops>
      </style:paragraph-properties>
      <style:text-properties fo:language="fr" fo:country="FR"/>
    </style:style>
    <style:style style:name="TableColumn165" style:family="table-column">
      <style:table-column-properties style:column-width="0.8645in" style:use-optimal-column-width="false"/>
    </style:style>
    <style:style style:name="TableColumn166" style:family="table-column">
      <style:table-column-properties style:column-width="1.1875in" style:use-optimal-column-width="false"/>
    </style:style>
    <style:style style:name="TableColumn167" style:family="table-column">
      <style:table-column-properties style:column-width="2.6354in" style:use-optimal-column-width="false"/>
    </style:style>
    <style:style style:name="TableColumn168" style:family="table-column">
      <style:table-column-properties style:column-width="1.7291in" style:use-optimal-column-width="false"/>
    </style:style>
    <style:style style:name="Table164" style:family="table">
      <style:table-properties style:width="6.4166in" fo:margin-left="0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none" style:writing-mode="lr-tb" fo:padding-top="0.0381in" fo:padding-left="0.0381in" fo:padding-bottom="0.0381in" fo:padding-right="0.0381in"/>
    </style:style>
    <style:style style:name="P171" style:parent-style-name="Predeterminado" style:family="paragraph">
      <style:paragraph-properties fo:margin-left="0.0784in">
        <style:tab-stops>
          <style:tab-stop style:type="left" style:position="0.5104in"/>
        </style:tab-stops>
      </style:paragraph-properties>
      <style:text-properties fo:font-weight="bold" style:font-weight-asian="bold" style:font-weight-complex="bold" fo:language="fr" fo:country="FR"/>
    </style:style>
    <style:style style:name="TableCell172" style:family="table-cell">
      <style:table-cell-properties fo:border="none" style:writing-mode="lr-tb" fo:padding-top="0.0381in" fo:padding-left="0.0381in" fo:padding-bottom="0.0381in" fo:padding-right="0.0381in"/>
    </style:style>
    <style:style style:name="P173" style:parent-style-name="Predeterminado" style:family="paragraph">
      <style:paragraph-properties fo:margin-left="0.1965in">
        <style:tab-stops>
          <style:tab-stop style:type="left" style:position="0.4923in"/>
        </style:tab-stops>
      </style:paragraph-properties>
      <style:text-properties fo:font-weight="bold" style:font-weight-asian="bold" style:font-weight-complex="bold" fo:language="fr" fo:country="FR"/>
    </style:style>
    <style:style style:name="TableCell174" style:family="table-cell">
      <style:table-cell-properties fo:border="none" style:writing-mode="lr-tb" fo:padding-top="0.0381in" fo:padding-left="0.0381in" fo:padding-bottom="0.0381in" fo:padding-right="0.0381in"/>
    </style:style>
    <style:style style:name="P175" style:parent-style-name="Predeterminado" style:family="paragraph">
      <style:paragraph-properties fo:text-align="center"/>
      <style:text-properties fo:font-weight="bold" style:font-weight-asian="bold" style:font-weight-complex="bold" fo:language="fr" fo:country="FR"/>
    </style:style>
    <style:style style:name="TableCell176" style:family="table-cell">
      <style:table-cell-properties fo:border="none" style:writing-mode="lr-tb" fo:padding-top="0.0381in" fo:padding-left="0.0381in" fo:padding-bottom="0.0381in" fo:padding-right="0.0381in"/>
    </style:style>
    <style:style style:name="P177" style:parent-style-name="Predeterminado" style:family="paragraph">
      <style:paragraph-properties fo:text-align="center"/>
      <style:text-properties fo:font-weight="bold" style:font-weight-asian="bold" style:font-weight-complex="bold" fo:language="fr" fo:country="FR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Predeterminado" style:family="paragraph">
      <style:text-properties fo:language="eu" fo:country="ES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Predeterminado" style:family="paragraph">
      <style:text-properties fo:language="eu" fo:country="ES"/>
    </style:style>
    <style:style style:name="TableCell1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Predeterminado" style:family="paragraph">
      <style:text-properties fo:language="eu" fo:country="ES"/>
    </style:style>
    <style:style style:name="TableCell1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6" style:parent-style-name="Predeterminado" style:family="paragraph">
      <style:text-properties fo:language="eu" fo:country="ES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Predeterminado" style:family="paragraph">
      <style:text-properties fo:language="eu" fo:country="ES"/>
    </style:style>
    <style:style style:name="TableCell1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Predeterminado" style:family="paragraph">
      <style:text-properties fo:language="eu" fo:country="ES"/>
    </style:style>
    <style:style style:name="TableCell1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3" style:parent-style-name="Fuentedepárrafopredeter." style:family="text">
      <style:text-properties fo:language="eu" fo:country="ES"/>
    </style:style>
    <style:style style:name="TableCell1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5" style:parent-style-name="Predeterminado" style:family="paragraph">
      <style:text-properties fo:language="eu" fo:country="ES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Predeterminado" style:family="paragraph">
      <style:text-properties fo:language="eu" fo:country="ES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Predeterminado" style:family="paragraph">
      <style:text-properties fo:language="eu" fo:country="ES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02" style:parent-style-name="Fuentedepárrafopredeter." style:family="text">
      <style:text-properties fo:language="eu" fo:country="ES"/>
    </style:style>
    <style:style style:name="TableCell2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4" style:parent-style-name="Predeterminado" style:family="paragraph">
      <style:text-properties fo:language="eu" fo:country="ES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Predeterminado" style:family="paragraph">
      <style:text-properties fo:language="eu" fo:country="ES"/>
    </style:style>
    <style:style style:name="TableCell2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Predeterminado" style:family="paragraph">
      <style:text-properties fo:language="eu" fo:country="ES"/>
    </style:style>
    <style:style style:name="TableCell2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1" style:parent-style-name="Fuentedepárrafopredeter." style:family="text">
      <style:text-properties fo:language="eu" fo:country="ES"/>
    </style:style>
    <style:style style:name="TableCell2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3" style:parent-style-name="Predeterminado" style:family="paragraph">
      <style:text-properties fo:language="eu" fo:country="ES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Predeterminado" style:family="paragraph">
      <style:text-properties fo:language="eu" fo:country="ES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Predeterminado" style:family="paragraph">
      <style:text-properties fo:language="eu" fo:country="ES"/>
    </style:style>
    <style:style style:name="TableCell2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0" style:parent-style-name="Fuentedepárrafopredeter." style:family="text">
      <style:text-properties fo:language="eu" fo:country="ES"/>
    </style:style>
    <style:style style:name="T221" style:parent-style-name="Fuentedepárrafopredeter." style:family="text">
      <style:text-properties fo:language="eu" fo:country="ES"/>
    </style:style>
    <style:style style:name="TableCell2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3" style:parent-style-name="Predeterminado" style:family="paragraph">
      <style:text-properties fo:language="eu" fo:country="ES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Predeterminado" style:family="paragraph">
      <style:text-properties fo:language="fr" fo:country="FR"/>
    </style:style>
    <style:style style:name="TableCell2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Predeterminado" style:family="paragraph">
      <style:text-properties fo:language="fr" fo:country="FR"/>
    </style:style>
    <style:style style:name="TableCell2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Predeterminado" style:family="paragraph">
      <style:text-properties fo:language="fr" fo:country="FR"/>
    </style:style>
    <style:style style:name="TableCell2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2" style:parent-style-name="Predeterminado" style:family="paragraph">
      <style:text-properties fo:language="fr" fo:country="FR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Predeterminado" style:family="paragraph">
      <style:text-properties fo:language="fr" fo:country="FR"/>
    </style:style>
    <style:style style:name="TableCell2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Predeterminado" style:family="paragraph">
      <style:text-properties fo:language="fr" fo:country="FR"/>
    </style:style>
    <style:style style:name="TableCell2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Predeterminado" style:family="paragraph">
      <style:text-properties fo:language="fr" fo:country="FR"/>
    </style:style>
    <style:style style:name="TableCell24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1" style:parent-style-name="Predeterminado" style:family="paragraph">
      <style:text-properties fo:language="fr" fo:country="FR"/>
    </style:style>
    <style:style style:name="P242" style:parent-style-name="HTMLconformatoprevio" style:family="paragraph">
      <style:text-properties fo:language="fr" fo:country="FR"/>
    </style:style>
  </office:automatic-styles>
  <office:body>
    <office:text text:use-soft-page-breaks="true">
      <text:list text:style-name="LFO13" text:continue-numbering="true">
        <text:list-item>
          <text:p text:style-name="P1">Ariketa</text:p>
        </text:list-item>
      </text:list>
      <text:p text:style-name="P4"/>
      <text:p text:style-name="Predeterminado"><text:span text:style-name="T5">Ataza baten iraupena agendan gehituz:<text:s/></text:span><text:span text:style-name="T6">Erabiltzaileari ataza baten hasiera ordua (ordua, minutuak eta segundo formatuan) eta atazaren iraupena segundoetan eskatzen dion programa bat sortu. Programa honek atazaren bukaera ordua kalkula</text:span><text:span text:style-name="T7">tuko du (OHARRA: ataza baten iraupena ez da lanaldi erdia baino gehiago izango, hau da 14400s). <text:s/>Lan egun bat goizeko 08:00:00etan hasten da eta arratsaldeko 16:00:00etan bukatzen da.</text:span></text:p>
      <text:p text:style-name="P8"/>
      <text:list text:style-name="WWNum1" text:continue-numbering="true">
        <text:list-item>
          <text:list>
            <text:list-item>
              <text:p text:style-name="P9">Espezifikazioa</text:p>
            </text:list-item>
          </text:list>
        </text:list-item>
      </text:list>
      <text:p text:style-name="P10">Enuntziatua anbiguoa al da? Bai, ez baitu zehazten zer<text:s/>gertatzen den ataza justo 16:00:00etan amaitzen: Bertan amaitzen bada ala hurrengo eguneko 8:00etan</text:p>
      <text:p text:style-name="P11">Bete</text:p>
      <text:p text:style-name="P12"><text:tab/>Sarrera: Lau balio sartu behar dira: Ordurako hiru eta atazarako bat</text:p>
      <text:p text:style-name="P13"><text:tab/>Aurre-baldintza: Orduen balioa (h) 8 eta 15 artekoa izan behar da, minutuen (min) eta segunduen (seg) balioa 0 eta 59 artekoa izan behar da eta ataza segundutan eman behar da.</text:p>
      <text:p text:style-name="P14"><text:tab/>Irteera: Ordua</text:p>
      <text:p text:style-name="P15"><text:tab/>Post-baldintza: Ataza zein ordutan bukatuko den emango du, formatu honetan: “hh:mm:ss, x egun”. Ataza ordua 16:00ak aurrera bukatzen bada (edo<text:s/>justo 16:00:00etan), hurrengo eguneko 8:00etan jarraituko du zenbatzen.</text:p>
      <text:p text:style-name="P16"/>
      <text:p text:style-name="P17"/>
      <text:list text:style-name="WWNum1" text:continue-numbering="true">
        <text:list-item>
          <text:list>
            <text:list-item>
              <text:p text:style-name="P18"><text:span text:style-name="T19">Proba Kasuak</text:span><text:span text:style-name="T20"><text:note text:note-class="footnote" text:id="_ftn0"><text:note-citation>1</text:note-citation><text:note-body><text:p text:style-name="Footnote"><text:span text:style-name="T21"><text:s text:c="2"/>Lerro kopuruak ez du zertan kasu kopuruekin bat egin behar</text:span></text:p></text:note-body></text:note></text:span></text:p>
            </text:list-item>
          </text:list>
        </text:list-item>
      </text:list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Sarrera1(hasiera ordua)</text:p>
          </table:table-cell>
          <table:table-cell table:style-name="TableCell30">
            <text:p text:style-name="P31">Sarrera2(Iraupena)</text:p>
          </table:table-cell>
          <table:table-cell table:style-name="TableCell32">
            <text:p text:style-name="P33">Irteera</text:p>
          </table:table-cell>
        </table:table-row>
        <table:table-row table:style-name="TableRow34">
          <table:table-cell table:style-name="TableCell35">
            <text:p text:style-name="P36">ordua 10 min 30 seg 30</text:p>
          </table:table-cell>
          <table:table-cell table:style-name="TableCell37">
            <text:p text:style-name="P38">30 segundo</text:p>
          </table:table-cell>
          <table:table-cell table:style-name="TableCell39">
            <text:p text:style-name="P40"><text:s/>ordua 10 min 31<text:s/>seg 00, egunak 0</text:p>
          </table:table-cell>
        </table:table-row>
        <table:table-row table:style-name="TableRow41">
          <table:table-cell table:style-name="TableCell42">
            <text:p text:style-name="P43">ordua 10 min 30 seg 30</text:p>
          </table:table-cell>
          <table:table-cell table:style-name="TableCell44">
            <text:p text:style-name="P45">1800 segundo</text:p>
          </table:table-cell>
          <table:table-cell table:style-name="TableCell46">
            <text:p text:style-name="P47"><text:s/>ordua 11 min 00 seg 30, egunak 0</text:p>
          </table:table-cell>
        </table:table-row>
        <table:table-row table:style-name="TableRow48">
          <table:table-cell table:style-name="TableCell49">
            <text:p text:style-name="P50">ordua 10 min 40 seg 30</text:p>
          </table:table-cell>
          <table:table-cell table:style-name="TableCell51">
            <text:p text:style-name="Predeterminado"><text:span text:style-name="T52">3606 segundo</text:span><text:span text:style-name="T53"><text:note text:note-class="footnote" text:id="_ftn1"><text:note-citation>2</text:note-citation><text:note-body><text:p text:style-name="Footnote"><text:s/>Oharra: 3606 segundo: ordu 1, 0 minutu, 6 segundo</text:p></text:note-body></text:note></text:span></text:p>
          </table:table-cell>
          <table:table-cell table:style-name="TableCell54">
            <text:p text:style-name="P55"><text:s/>ordua 11 min 40 seg 36, egunak 0</text:p>
          </table:table-cell>
        </table:table-row>
        <table:table-row table:style-name="TableRow56">
          <table:table-cell table:style-name="TableCell57">
            <text:p text:style-name="P58">ordua15 min 50 seg 10</text:p>
          </table:table-cell>
          <table:table-cell table:style-name="TableCell59">
            <text:p text:style-name="P60">3600 segundo</text:p>
          </table:table-cell>
          <table:table-cell table:style-name="TableCell61">
            <text:p text:style-name="P62"><text:s/>ordua 8<text:s text:c="2"/>min 50 seg 10, egunak 1</text:p>
          </table:table-cell>
        </table:table-row>
        <table:table-row table:style-name="TableRow63">
          <table:table-cell table:style-name="TableCell64">
            <text:p text:style-name="P65">ordua 15 min 50 seg 10</text:p>
          </table:table-cell>
          <table:table-cell table:style-name="TableCell66">
            <text:p text:style-name="P67">14400 segundo</text:p>
          </table:table-cell>
          <table:table-cell table:style-name="TableCell68">
            <text:p text:style-name="P69"><text:s/>ordua 11 min 50 seg 10, egunak 1</text:p>
          </table:table-cell>
        </table:table-row>
        <table:table-row table:style-name="TableRow70">
          <table:table-cell table:style-name="TableCell71">
            <text:p text:style-name="P72">ordua 15 min 59 seg 30</text:p>
          </table:table-cell>
          <table:table-cell table:style-name="TableCell73">
            <text:p text:style-name="P74">30 segundo</text:p>
          </table:table-cell>
          <table:table-cell table:style-name="TableCell75">
            <text:p text:style-name="P76">ordua 8 <text:s/>min 00 seg 00, egunak 1</text:p>
          </table:table-cell>
        </table:table-row>
        <table:table-row table:style-name="TableRow77">
          <table:table-cell table:style-name="TableCell78">
            <text:p text:style-name="P79">...</text:p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p text:style-name="P112"/>
      <text:p text:style-name="P113"/>
      <text:p text:style-name="P114"/>
      <text:list text:style-name="WWNum1" text:continue-numbering="true">
        <text:list-item>
          <text:list>
            <text:list-item>
              <text:p text:style-name="P115">Algoritmoa</text:p>
            </text:list-item>
          </text:list>
        </text:list-item>
      </text:list>
      <text:p text:style-name="P116"/>
      <text:p text:style-name="P117">1. h, min, seg, egun, ataza: integer;</text:p>
      <text:p text:style-name="P118">2.<text:s/>idatzi("Eman ordua");</text:p>
      <text:p text:style-name="P119">3. irakurri(h);</text:p>
      <text:p text:style-name="P120">4. irakurri(min);</text:p>
      <text:p text:style-name="P121">5. irakurri(seg);</text:p>
      <text:p text:style-name="P122">6. idatzi("Eman atazaren iraupena");</text:p>
      <text:p text:style-name="P123">7. irakurri(ataza);</text:p>
      <text:p text:style-name="P124">8. egun &lt;- 0</text:p>
      <text:p text:style-name="P125">9. seg &lt;- seg + ataza;</text:p>
      <text:p text:style-name="P126">10. baldin (seg &gt;= 60) orduan</text:p>
      <text:p text:style-name="P127">11.<text:tab/>min &lt;- min + (seg/60);</text:p>
      <text:p text:style-name="P128">12.<text:tab/>seg &lt;- seg rem 60 ;</text:p>
      <text:p text:style-name="P129">13. ambaldin;</text:p>
      <text:p text:style-name="P130">14. baldin (min &gt;= 60) orduan</text:p>
      <text:p text:style-name="P131">15.<text:tab/>h &lt;- h + (min/60);</text:p>
      <text:p text:style-name="P132">16.<text:tab/>min &lt;- min rem 60;</text:p>
      <text:p text:style-name="P133">17. ambaldin;</text:p>
      <text:p text:style-name="P134">18. baldin (h &gt;= 16) orduan</text:p>
      <text:p text:style-name="P135">19.<text:tab/>egun &lt;- (h/16);</text:p>
      <text:p text:style-name="P136">20.<text:tab/>h &lt;- (h rem 16)+8;</text:p>
      <text:p text:style-name="P137">21. ambaldin;</text:p>
      <text:p text:style-name="P138">22. idatzi(h + ":" + min + ":" + seg + ", " + egun + " egun")</text:p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list text:style-name="WWNum1" text:continue-numbering="true">
        <text:list-item>
          <text:list>
            <text:list-item>
              <text:p text:style-name="P161">Simulazioa</text:p>
            </text:list-item>
          </text:list>
        </text:list-item>
      </text:list>
      <text:p text:style-name="P162"/>
      <text:p text:style-name="P163"/>
      <table:table table:style-name="Table164">
        <table:table-columns>
          <table:table-column table:style-name="TableColumn165"/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Sarrera1</text:p>
          </table:table-cell>
          <table:table-cell table:style-name="TableCell172">
            <text:p text:style-name="P173">Sarrera2</text:p>
          </table:table-cell>
          <table:table-cell table:style-name="TableCell174">
            <text:p text:style-name="P175">Algoritmoan lerro hauek aktibatzen dira</text:p>
          </table:table-cell>
          <table:table-cell table:style-name="TableCell176">
            <text:p text:style-name="P177">Irteera</text:p>
          </table:table-cell>
        </table:table-row>
        <table:table-row table:style-name="TableRow178">
          <table:table-cell table:style-name="TableCell179">
            <text:p text:style-name="P180">10:30:30</text:p>
          </table:table-cell>
          <table:table-cell table:style-name="TableCell181">
            <text:p text:style-name="P182">30 segundo</text:p>
          </table:table-cell>
          <table:table-cell table:style-name="TableCell183">
            <text:p text:style-name="P184">1, 2, 3, 4, 5, 6, 7, 8, 9, 10, 11, 12, 13, 22</text:p>
          </table:table-cell>
          <table:table-cell table:style-name="TableCell185">
            <text:p text:style-name="P186">10:31:00, 0</text:p>
          </table:table-cell>
        </table:table-row>
        <table:table-row table:style-name="TableRow187">
          <table:table-cell table:style-name="TableCell188">
            <text:p text:style-name="P189">10:30:30</text:p>
          </table:table-cell>
          <table:table-cell table:style-name="TableCell190">
            <text:p text:style-name="P191">1800 segundo</text:p>
          </table:table-cell>
          <table:table-cell table:style-name="TableCell192">
            <text:p text:style-name="Normal"><text:span text:style-name="T193">1, 2, 3, 4, 5, 6, 7, 8, 9, 10, 11, 12, 13, 14, 15, 16, 17, 22</text:span></text:p>
          </table:table-cell>
          <table:table-cell table:style-name="TableCell194">
            <text:p text:style-name="P195">11:00:30 ,0</text:p>
          </table:table-cell>
        </table:table-row>
        <table:table-row table:style-name="TableRow196">
          <table:table-cell table:style-name="TableCell197">
            <text:p text:style-name="P198">10:40:30</text:p>
          </table:table-cell>
          <table:table-cell table:style-name="TableCell199">
            <text:p text:style-name="P200">3606 segundo</text:p>
          </table:table-cell>
          <table:table-cell table:style-name="TableCell201">
            <text:p text:style-name="Normal"><text:span text:style-name="T202">1, 2, 3, 4, 5, 6, 7, 8, 9, 10, 11, 12, 13, 14, 15, 16, 17, 22</text:span></text:p>
          </table:table-cell>
          <table:table-cell table:style-name="TableCell203">
            <text:p text:style-name="P204">11:40:36, 0</text:p>
          </table:table-cell>
        </table:table-row>
        <table:table-row table:style-name="TableRow205">
          <table:table-cell table:style-name="TableCell206">
            <text:p text:style-name="P207">15:50:10</text:p>
          </table:table-cell>
          <table:table-cell table:style-name="TableCell208">
            <text:p text:style-name="P209">3600 segundo</text:p>
          </table:table-cell>
          <table:table-cell table:style-name="TableCell210">
            <text:p text:style-name="Normal"><text:span text:style-name="T211">1, 2, 3, 4, 5, 6, 7, 8, 9, 10, 11, 12, 13, 14, 15, 16, 17, 18, 19, 20, 21, 22</text:span></text:p>
          </table:table-cell>
          <table:table-cell table:style-name="TableCell212">
            <text:p text:style-name="P213">8:50:10, 1</text:p>
          </table:table-cell>
        </table:table-row>
        <table:table-row table:style-name="TableRow214">
          <table:table-cell table:style-name="TableCell215">
            <text:p text:style-name="P216">15:50:10</text:p>
          </table:table-cell>
          <table:table-cell table:style-name="TableCell217">
            <text:p text:style-name="P218">14400 segundo</text:p>
          </table:table-cell>
          <table:table-cell table:style-name="TableCell219">
            <text:p text:style-name="Normal"><text:span text:style-name="T220">1, 2, 3, 4,</text:span><text:span text:style-name="T221"><text:s/>5, 6, 7, 8, 9, 10, 11, 12, 13, 14, 15, 16, 17, 18, 19, 20, 21, 22</text:span></text:p>
          </table:table-cell>
          <table:table-cell table:style-name="TableCell222">
            <text:p text:style-name="P223">11:50:10, 1</text:p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</table:table>
      <text:p text:style-name="P2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Bookman, 'Bookman Old Style'" svg:font-family="Bookman, 'Bookman Old Style'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s-ES_tradnl" fo:language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Predeterminado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Predeterminado">
      <style:paragraph-properties fo:margin-bottom="0.0833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Predeterminado">
      <style:paragraph-properties text:number-lines="false"/>
      <style:text-properties style:font-name-complex="FreeSans" fo:hyphenate="false"/>
    </style:style>
    <style:style style:name="Predeterminado" style:display-name="Predeterminado" style:family="paragraph">
      <style:paragraph-properties fo:widows="2" fo:orphans="2">
        <style:tab-stops>
          <style:tab-stop style:type="left" style:position="0.4923in"/>
        </style:tab-stops>
      </style:paragraph-properties>
      <style:text-properties style:font-name="Times New Roman" style:font-name-asian="Times New Roman" style:font-name-complex="Times New Roman" fo:color="#00000A" style:language-asian="es" style:country-asian="ES" style:language-complex="ar" style:country-complex="SA" fo:hyphenate="false"/>
    </style:style>
    <style:style style:name="Etiqueta" style:display-name="Etiqueta" style:family="paragraph" style:parent-style-name="Predeterminado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Estilo1" style:display-name="Estilo1" style:family="paragraph" style:parent-style-name="Predeterminado">
      <style:text-properties fo:hyphenate="false"/>
    </style:style>
    <style:style style:name="Textbodyindent" style:display-name="Text body indent" style:family="paragraph" style:parent-style-name="Predeterminado">
      <style:paragraph-properties fo:margin-bottom="0.0833in" fo:margin-left="0.1965in">
        <style:tab-stops>
          <style:tab-stop style:type="left" style:position="0.2958in"/>
        </style:tab-stops>
      </style:paragraph-properties>
      <style:text-properties fo:hyphenate="false"/>
    </style:style>
    <style:style style:name="HTMLconformatoprevio" style:display-name="HTML con formato previo" style:family="paragraph" style:parent-style-name="Predeterminado">
      <style:text-properties fo:hyphenate="false"/>
    </style:style>
    <style:style style:name="NormalWeb" style:display-name="Normal (Web)" style:family="paragraph" style:parent-style-name="Predeterminado"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introtema" style:display-name="introtema" style:family="paragraph" style:parent-style-name="Standard">
      <style:paragraph-properties fo:border="0.0138in solid #000000" fo:padding-top="0.0833in" fo:padding-left="0.0555in" fo:padding-bottom="0.0833in" fo:padding-right="0.0555in" style:shadow="none" fo:margin-left="0.9847in" fo:margin-right="0.9847in" fo:text-indent="0.2756in" fo:background-color="#E6E6E6">
        <style:tab-stops/>
      </style:paragraph-properties>
      <style:text-properties style:font-name="Bookman, 'Bookman Old Style'" style:font-name-asian="Bookman, 'Bookman Old Style'" style:font-name-complex="Bookman, 'Bookman Old Style'" fo:font-size="10pt" style:font-size-asian="10pt" style:font-size-complex="10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NumberingSymbols" style:display-name="Numbering Symbols" style:family="text"/>
    <style:style style:name="Ref.denotaalpie" style:display-name="Ref. de nota al pie" style:family="text" style:parent-style-name="Fuentedepárrafopredeter.">
      <style:text-properties style:text-position="super 66.6%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format="1" text:start-value="3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4" style:display-name="WWNum4">
      <text:list-level-style-number text:level="1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6895in" fo:margin-bottom="0.5in" fo:margin-right="0.68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791in"/>
      </style:header-style>
      <style:footer-style>
        <style:header-footer-properties style:dynamic-spacing="true" fo:min-height="0.484in"/>
      </style:footer-style>
    </style:page-layout>
    <style:style style:name="T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none" draw:opacity="100%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Encabezado"><text:span text:style-name="T2"><draw:frame draw:z-index="251659264" draw:style-name="a0" draw:name="Imagen1" text:anchor-type="paragraph" svg:x="0.16614in" svg:y="0.03189in" svg:width="0.88622in" svg:height="0.63622in" style:rel-width="scale" style:rel-height="scale"><draw:image xlink:href="media/image1.jpeg" xlink:type="simple" xlink:show="embed" xlink:actuate="onLoad"/><svg:title/><svg:desc/></draw:frame></text:span><text:span text:style-name="T3"><draw:frame draw:z-index="251660288" draw:style-name="a1" draw:name="Imagen2" text:anchor-type="paragraph" svg:x="4.96457in" svg:y="-0.0311in" svg:width="1.80197in" svg:height="0.54803in" style:rel-width="scale" style:rel-height="scale"><draw:image xlink:href="media/image2.wmf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1</dc:title>
    <meta:initial-creator>Hector</meta:initial-creator>
    <dc:creator>ANDER</dc:creator>
    <meta:creation-date>2018-09-22T15:56:00Z</meta:creation-date>
    <dc:date>2018-09-22T15:56:00Z</dc:date>
    <meta:print-date>2007-10-08T16:39:00Z</meta:print-date>
    <meta:template xlink:href="Normal.dotm" xlink:type="simple"/>
    <meta:editing-cycles>2</meta:editing-cycles>
    <meta:editing-duration>PT0S</meta:editing-duration>
    <meta:document-statistic meta:page-count="3" meta:paragraph-count="5" meta:word-count="424" meta:character-count="2757" meta:row-count="19" meta:non-whitespace-character-count="2338"/>
  </office:meta>
</office:document-meta>
</file>